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5-02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4-01-1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3-01-1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2-01-1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0-12-1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20-01-2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9-01-17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8-01-25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7-01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7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3304</text:p>
          </table:table-cell>
          <table:table-cell office:value-type="string" calcext:value-type="string">
            <text:p>Riverside Quad</text:p>
          </table:table-cell>
          <table:table-cell office:value-type="string" calcext:value-type="string">
            <text:p>197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